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officeooo:rsid="001490a7" officeooo:paragraph-rsid="001490a7"/>
    </style:style>
    <style:style style:name="P2" style:family="paragraph" style:parent-style-name="Standard">
      <style:paragraph-properties fo:text-align="start" style:justify-single-word="false" style:writing-mode="lr-tb"/>
      <style:text-properties style:text-underline-style="none" officeooo:rsid="001490a7" officeooo:paragraph-rsid="001490a7"/>
    </style:style>
    <style:style style:name="P3" style:family="paragraph" style:parent-style-name="Standard" style:master-page-name="">
      <loext:graphic-properties draw:fill="none"/>
      <style:paragraph-properties fo:margin-left="0cm" fo:margin-right="0cm" fo:text-align="start" style:justify-single-word="false" fo:text-indent="11.299cm" style:auto-text-indent="false" style:page-number="auto" fo:background-color="transparent" style:writing-mode="lr-tb"/>
      <style:text-properties style:text-underline-style="none" officeooo:rsid="001490a7" officeooo:paragraph-rsid="001490a7"/>
    </style:style>
    <style:style style:name="P4" style:family="paragraph" style:parent-style-name="Standard">
      <loext:graphic-properties draw:fill="none"/>
      <style:paragraph-properties fo:margin-left="0cm" fo:margin-right="0cm" fo:text-align="start" style:justify-single-word="false" fo:text-indent="11.299cm" style:auto-text-indent="false" fo:background-color="transparent" style:writing-mode="lr-tb"/>
      <style:text-properties style:text-underline-style="none" officeooo:rsid="001490a7" officeooo:paragraph-rsid="001490a7"/>
    </style:style>
    <style:style style:name="P5" style:family="paragraph" style:parent-style-name="Standard">
      <style:paragraph-properties fo:text-align="start" style:justify-single-word="false" style:writing-mode="lr-tb"/>
      <style:text-properties officeooo:paragraph-rsid="001490a7"/>
    </style:style>
    <style:style style:name="P6"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7" style:family="paragraph" style:parent-style-name="Standard">
      <style:paragraph-properties fo:text-align="start" style:justify-single-word="false" style:writing-mode="lr-tb"/>
      <style:text-properties fo:font-style="normal" style:text-underline-style="solid" style:text-underline-width="auto" style:text-underline-color="font-color" officeooo:rsid="001490a7" officeooo:paragraph-rsid="001490a7" style:font-style-asian="normal" style:font-style-complex="normal"/>
    </style:style>
    <style:style style:name="P8"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9" style:family="paragraph" style:parent-style-name="Standard">
      <style:paragraph-properties fo:text-align="start" style:justify-single-word="false" style:writing-mode="lr-tb"/>
      <style:text-properties style:text-underline-style="solid" style:text-underline-width="auto" style:text-underline-color="font-color" officeooo:rsid="0012b4d0" officeooo:paragraph-rsid="001490a7"/>
    </style:style>
    <style:style style:name="P10" style:family="paragraph" style:parent-style-name="Standard">
      <style:paragraph-properties fo:text-align="start" style:justify-single-word="false" style:writing-mode="lr-tb"/>
      <style:text-properties style:text-underline-style="none" officeooo:rsid="0012b4d0" officeooo:paragraph-rsid="001490a7"/>
    </style:style>
    <style:style style:name="P11" style:family="paragraph" style:parent-style-name="Standard">
      <style:paragraph-properties fo:text-align="start" style:justify-single-word="false" style:writing-mode="lr-tb"/>
      <style:text-properties fo:font-style="italic" style:text-underline-style="none" officeooo:rsid="0012b4d0" officeooo:paragraph-rsid="001490a7" style:font-style-asian="italic" style:font-style-complex="italic"/>
    </style:style>
    <style:style style:name="P12" style:family="paragraph" style:parent-style-name="Standard">
      <style:paragraph-properties fo:text-align="start" style:justify-single-word="false" style:writing-mode="lr-tb"/>
      <style:text-properties fo:font-style="italic" style:text-underline-style="none" officeooo:rsid="0016dc2e" officeooo:paragraph-rsid="0016dc2e" style:font-style-asian="italic" style:font-style-complex="italic"/>
    </style:style>
    <style:style style:name="P13"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14"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5" style:family="paragraph" style:parent-style-name="Standard">
      <style:paragraph-properties fo:text-align="start" style:justify-single-word="false" style:writing-mode="lr-tb"/>
      <style:text-properties fo:font-style="normal" style:text-underline-style="none" officeooo:rsid="0016dc2e" officeooo:paragraph-rsid="0016dc2e" style:font-style-asian="normal" style:font-style-complex="normal"/>
    </style:style>
    <style:style style:name="P16" style:family="paragraph" style:parent-style-name="Standard" style:list-style-name="L1">
      <style:paragraph-properties fo:text-align="start" style:justify-single-word="false" style:writing-mode="lr-tb"/>
      <style:text-properties officeooo:paragraph-rsid="001b645a"/>
    </style:style>
    <style:style style:name="P17" style:family="paragraph" style:parent-style-name="Standard" style:list-style-name="L1">
      <style:paragraph-properties fo:text-align="start" style:justify-single-word="false" style:writing-mode="lr-tb"/>
      <style:text-properties officeooo:rsid="001b645a" officeooo:paragraph-rsid="001b645a"/>
    </style:style>
    <style:style style:name="T1" style:family="text">
      <style:text-properties fo:font-style="normal" style:font-style-asian="normal" style:font-style-complex="normal"/>
    </style:style>
    <style:style style:name="T2" style:family="text">
      <style:text-properties fo:font-style="normal" officeooo:rsid="001887c5"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a661e" style:font-style-asian="normal" style:font-style-complex="normal"/>
    </style:style>
    <style:style style:name="T5" style:family="text">
      <style:text-properties fo:font-style="normal" style:text-underline-style="none" officeooo:rsid="001b645a" style:font-style-asian="normal" style:font-style-complex="normal"/>
    </style:style>
    <style:style style:name="T6" style:family="text">
      <style:text-properties fo:font-style="normal" style:text-underline-style="none" officeooo:rsid="001bece5" style:font-style-asian="normal" style:font-style-complex="normal"/>
    </style:style>
    <style:style style:name="T7" style:family="text">
      <style:text-properties fo:font-style="italic" style:text-underline-style="none"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r. Audrey Alignier,</text:p>
      <text:p text:style-name="P1"/>
      <text:p text:style-name="P1">We thank the reviewers for their comments (shown below in italics), and we </text:p>
      <text:p text:style-name="P1"/>
      <text:p text:style-name="P1">...</text:p>
      <text:p text:style-name="P1"/>
      <text:p text:style-name="P5">Thank you for your consideration, and we look forward to hearing from you.</text:p>
      <text:p text:style-name="P5"/>
      <text:p text:style-name="P2">Sincerely, </text:p>
      <text:p text:style-name="P2"/>
      <text:p text:style-name="P3">Samuel Robinson</text:p>
      <text:p text:style-name="P4">Ralph Cartar</text:p>
      <text:p text:style-name="P4">Stephen Pernal</text:p>
      <text:p text:style-name="P4">Riley Waytes</text:p>
      <text:p text:style-name="P4">Shelley Hoover</text:p>
      <text:p text:style-name="P9"/>
      <text:p text:style-name="P9">Response to reviewer 1</text:p>
      <text:p text:style-name="P10"/>
      <text:p text:style-name="P11">The objectives and rationale of the study are clearly stated, except for the use of the term "black box." I think this needs explanation because it is a term I am not familiar with in this context. After I looked up the term, I better understood why it was used.</text:p>
      <text:p text:style-name="P8"/>
      <text:p text:style-name="P15">A black box refers to a system of known inputs and outputs where the intervening steps are obscured. We have provided a short definition in the first paragraph of the Introduction.</text:p>
      <text:p text:style-name="P6"/>
      <text:p text:style-name="P6">1. I don't see that authors included any sort of analysis for possible year effect. Data were collected over 3 years, with commodity fields in Years 1 &amp; 2, and seed fields in Years 2 &amp; 3. If there were differences in weather between years, data on plants, seeds, flowers, and bees (abundance and behavior) could have been highly impacted and resulted in some of the differences found. How can the authors be sure that results are not due to annual variation? Can/were data analyzed for fields in years 1 &amp; 2 and then for 2 &amp; 3 for only commodity and only seed fields, respectively, to look for a year effect?</text:p>
      <text:p text:style-name="P6"><text:span text:style-name="T1"/></text:p>
      <text:p text:style-name="P12"><text:span text:style-name="T1">This is a fair point, and we re-ran both models with data from each year separately to check that the conclusions were robust across years (see revised Table S4 and S5 in supplemental). Some terms did differ across years, but they either a) were variance terms, which were not part of our formal study, or b) differed in effect size but not in direction, meaning that while some effects may be stronger during some years, </text:span><text:span text:style-name="T2">the process is similar between years. </text:span></text:p>
      <text:p text:style-name="P6"/>
      <text:p text:style-name="P6">2. Why were insect visitation and pollution data only collected once in each field? Were all fields blooming at the same time and with the same proportion of flowers open? Were all LCBs emerged at that time and so at the same actual bee densities?</text:p>
      <text:p text:style-name="P6"><text:span text:style-name="T1"/></text:p>
      <text:list xml:id="list1044289193" text:style-name="L1">
        <text:list-item>
          <text:p text:style-name="P16"><text:span text:style-name="T4">As in all field work scenarios, we were faced with a trade-off between collecting large amounts of data from a few sites or fewer data from a larger number of sites. We opted for the latter, as we felt that generality among crop fields was a more important factor than site-specific information. </text:span></text:p>
        </text:list-item>
        <text:list-item>
          <text:p text:style-name="P16"><text:span text:style-name="T4">Field bloom varies depending on planting date, but most growers in our region plant during the same time of year (early May). We controlled for variation in </text:span><text:span text:style-name="T5">the amount</text:span><text:span text:style-name="T4"> of open flowers using </text:span><text:soft-page-break/><text:span text:style-name="T4">the Flower Density term in both models, and found that it tended to affect LCB visitation rather than honeybee visitation. </text:span></text:p>
        </text:list-item>
        <text:list-item>
          <text:p text:style-name="P17"><text:span text:style-name="T3">Beekeepers use climate-controlled warehouses to regulate </text:span><text:span text:style-name="T4">L</text:span><text:span text:style-name="T3">CB emergence timing, and place cocoons in fields to coincide with bloom of each field (LCBs will leave the field if bloom has not started, </text:span><text:span text:style-name="T7">pers. comm.</text:span><text:span text:style-name="T3">). LCBs emerged at approximately the same time relative to bloom, but the reviewer is correct that bee densities will change across the course of the bloom. </text:span><text:span text:style-name="T6">KEEP GOING HERE</text:span></text:p>
        </text:list-item>
      </text:list>
      <text:p text:style-name="P6"/>
      <text:p text:style-name="P6"><text:s/>I have added minor comments and editorial suggestions in the attached PDF.</text:p>
      <text:p text:style-name="P6"/>
      <text:p text:style-name="P6"/>
      <text:p text:style-name="P6"/>
      <text:p text:style-name="P6"/>
      <text:p text:style-name="P7">Response to reviewer 2</text:p>
      <text:p text:style-name="P8"/>
      <text:p text:style-name="P6">I appreciate the author's black box metaphor about pollination. The critiques are valid that the literature is full of simplistic associations between flower-level treatments and plant-level outcomes. The authors' Intro spells this out, and the Objectives begin the corrective by addressing distance to bee nests and plant state. I'm disappointed that they didn't consider/control for wind pollination.</text:p>
      <text:p text:style-name="P6"/>
      <text:p text:style-name="P6"><text:s/>It isn’t until line 409 that authors mention wind as a potential effect in their design or results. I appreciate the attention to plant physiology and size as under-studied contributors to pollination outcomes, but the authors seem to have missed the chance to appraise wind pollination that has been known in rape since the 1980s. Just a word, perhaps, to explain why or why not this was excluded. I know they critique bagging techniques, but some applied technology could have addressed this question at a replicable scale per plot.</text:p>
      <text:p text:style-name="P6">Not seeing anywhere else to put this - but on Line 165 and thereafter it should be "Waytes et al."</text:p>
      <text:p text:style-name="P6"/>
      <text:p text:style-name="P6">It is on the long side. I think thoughtful editing could reduce it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11:35.109617680</meta:creation-date>
    <dc:date>2023-01-20T15:51:22.545018963</dc:date>
    <meta:editing-duration>PT1H32M11S</meta:editing-duration>
    <meta:editing-cycles>7</meta:editing-cycles>
    <meta:generator>LibreOffice/7.3.7.2$Linux_X86_64 LibreOffice_project/30$Build-2</meta:generator>
    <meta:document-statistic meta:table-count="0" meta:image-count="0" meta:object-count="0" meta:page-count="2" meta:paragraph-count="25" meta:word-count="731" meta:character-count="4226" meta:non-whitespace-character-count="3516"/>
  </office:meta>
</office:document-meta>
</file>